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textarea-horizontal-align="justify" draw:textarea-vertical-align="middle" draw:auto-grow-height="false" fo:min-height="0cm" fo:min-width="0cm" fo:wrap-option="no-wrap"/>
    </style:style>
    <style:style style:name="gr2" style:family="graphic" style:parent-style-name="standard">
      <style:graphic-properties draw:fill="solid" draw:fill-color="#e6e6e6"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width="0.1cm" svg:stroke-color="#800000" draw:marker-start-width="0.35cm" draw:marker-end="Arrow" draw:marker-end-width="0.45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false" fo:min-height="0cm" fo:min-width="3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svg:stroke-color="#000000" draw:fill="none" draw:fill-color="#ffffff" draw:textarea-horizontal-align="center" draw:textarea-vertical-align="middle" draw:auto-grow-height="true" draw:auto-grow-width="false" fo:min-height="0.111cm" fo:min-width="3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false" fo:min-height="1.25cm" fo:min-width="1.632cm"/>
    </style:style>
    <style:style style:name="gr10" style:family="graphic" style:parent-style-name="standard">
      <style:graphic-properties svg:stroke-width="0.1cm" svg:stroke-color="#808000" draw:marker-start-width="0.35cm" draw:marker-end="Arrow" draw:marker-end-width="0.45cm" draw:textarea-horizontal-align="center" draw:textarea-vertical-align="middle" fo:padding-top="0.175cm" fo:padding-bottom="0.175cm" fo:padding-left="0.3cm" fo:padding-right="0.3cm"/>
    </style:style>
    <style:style style:name="gr11"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808000" draw:fill="none" draw:fill-color="#808000"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87cm" fo:min-width="0cm"/>
    </style:style>
    <style:style style:name="gr14" style:family="graphic" style:parent-style-name="standard">
      <style:graphic-properties draw:fill="solid" draw:fill-color="#ff3333"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center" draw:textarea-vertical-align="middle" draw:auto-grow-height="true" draw:auto-grow-width="false" fo:min-height="1.371cm" fo:min-width="2.572cm"/>
    </style:style>
    <style:style style:name="gr16" style:family="graphic" style:parent-style-name="standard">
      <style:graphic-properties draw:fill="solid" draw:fill-color="#9966cc"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center" draw:textarea-vertical-align="middle" draw:auto-grow-height="true" draw:auto-grow-width="false" fo:min-height="0cm" fo:min-width="1.5cm"/>
    </style:style>
    <style:style style:name="P1" style:family="paragraph">
      <style:paragraph-properties fo:text-align="center"/>
    </style:style>
    <style:style style:name="P2" style:family="paragraph">
      <style:paragraph-properties fo:line-height="100%" fo:text-align="center"/>
    </style:style>
    <style:style style:name="P3" style:family="paragraph">
      <style:text-properties fo:font-size="28pt" style:font-size-asian="28pt" style:font-size-complex="28pt"/>
    </style:style>
    <style:style style:name="P4" style:family="paragraph">
      <style:text-properties fo:font-style="italic" style:font-style-asian="italic" style:font-style-complex="italic"/>
    </style:style>
    <style:style style:name="P5" style:family="paragraph">
      <style:paragraph-properties fo:line-height="150%" fo:text-align="center"/>
      <style:text-properties fo:font-style="italic" style:font-style-asian="italic" style:font-style-complex="italic"/>
    </style:style>
    <style:style style:name="P6" style:family="paragraph">
      <style:text-properties fo:color="#800000" fo:font-size="18pt" fo:font-style="italic" style:font-size-asian="18pt" style:font-style-asian="italic" style:font-size-complex="18pt" style:font-style-complex="italic"/>
    </style:style>
    <style:style style:name="T1" style:family="text">
      <style:text-properties fo:font-size="28pt" style:font-size-asian="28pt" style:font-size-complex="28pt"/>
    </style:style>
    <style:style style:name="T2" style:family="text">
      <style:text-properties fo:font-style="italic" style:font-style-asian="italic" style:font-style-complex="italic"/>
    </style:style>
    <style:style style:name="T3" style:family="text">
      <style:text-properties fo:color="#800000" fo:font-size="18pt" fo:font-style="italic" style:font-size-asian="18pt"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5cm" svg:height="10cm" svg:x="47cm" svg:y="33.5cm">
          <text:p/>
          <draw:enhanced-geometry svg:viewBox="0 0 21600 21600" draw:text-areas="3000 3320 17110 17330" draw:type="cloud-callout" draw:modifiers="8329.71830181132 -25593.44065593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30cm" svg:height="9cm" svg:x="40.5cm" svg:y="4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cm" svg:height="6.5cm" svg:x="55.5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64.5cm" svg:y1="51.5cm" svg:x2="60.5cm" svg:y2="51.5cm">
          <text:p/>
        </draw:line>
        <draw:custom-shape draw:style-name="gr3" draw:text-style-name="P1" draw:layer="layout" svg:width="4.5cm" svg:height="3cm" svg:x="49.5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4.5cm" svg:height="0.963cm" svg:x="49.5cm" svg:y="49.037cm">
          <draw:text-box>
            <text:p text:style-name="P2">client</text:p>
          </draw:text-box>
        </draw:frame>
        <draw:frame draw:style-name="gr6" draw:text-style-name="P3" draw:layer="layout" svg:width="8.033cm" svg:height="1.348cm" svg:x="51.467cm" svg:y="60cm">
          <draw:text-box>
            <text:p><text:span text:style-name="T1">Performing a test</text:span></text:p>
          </draw:text-box>
        </draw:frame>
        <draw:line draw:style-name="gr7" draw:text-style-name="P1" draw:layer="layout" svg:x1="49.5cm" svg:y1="50cm" svg:x2="54cm" svg:y2="50cm">
          <text:p/>
        </draw:line>
        <draw:frame draw:style-name="gr5" draw:text-style-name="P2" draw:layer="layout" svg:width="5cm" svg:height="0.963cm" svg:x="55.5cm" svg:y="49.537cm">
          <draw:text-box>
            <text:p text:style-name="P2">server</text:p>
          </draw:text-box>
        </draw:frame>
        <draw:line draw:style-name="gr7" draw:text-style-name="P1" draw:layer="layout" svg:x1="55.5cm" svg:y1="50.5cm" svg:x2="60.5cm" svg:y2="50.5cm">
          <text:p/>
        </draw:line>
        <draw:line draw:style-name="gr4" draw:text-style-name="P1" draw:layer="layout" svg:x1="56.5cm" svg:y1="54.5cm" svg:x2="54cm" svg:y2="54.5cm">
          <text:p/>
        </draw:line>
        <draw:custom-shape draw:style-name="gr3" draw:text-style-name="P1" draw:layer="layout" svg:width="5.671cm" svg:height="7.5cm" svg:x="64.378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5.8cm" svg:height="0.963cm" svg:x="64.276cm" svg:y="49.037cm">
          <draw:text-box>
            <text:p text:style-name="P2">commanderserver</text:p>
          </draw:text-box>
        </draw:frame>
        <draw:line draw:style-name="gr7" draw:text-style-name="P1" draw:layer="layout" svg:x1="64.378cm" svg:y1="50cm" svg:x2="70.049cm" svg:y2="50cm">
          <text:p/>
        </draw:line>
        <draw:custom-shape draw:style-name="gr3" draw:text-style-name="P1" draw:layer="layout" svg:width="5.671cm" svg:height="3.5cm" svg:x="64.079cm" svg:y="4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 draw:layer="layout" svg:width="5.8cm" svg:height="0.963cm" svg:x="63.977cm" svg:y="43.537cm">
          <draw:text-box>
            <text:p text:style-name="P2">interface</text:p>
          </draw:text-box>
        </draw:frame>
        <draw:line draw:style-name="gr7" draw:text-style-name="P1" draw:layer="layout" svg:x1="64.106cm" svg:y1="44.5cm" svg:x2="69.777cm" svg:y2="44.5cm">
          <text:p/>
        </draw:line>
        <draw:ellipse draw:style-name="gr7" draw:text-style-name="P1" draw:layer="layout" svg:width="3cm" svg:height="1.5cm" svg:x="65.276cm" svg:y="40cm">
          <text:p/>
        </draw:ellipse>
        <draw:frame draw:style-name="gr9" draw:layer="layout" svg:width="3cm" svg:height="1.5cm" svg:x="65.276cm" svg:y="40cm">
          <draw:text-box>
            <text:p>GUI</text:p>
          </draw:text-box>
        </draw:frame>
        <draw:line draw:style-name="gr10" draw:text-style-name="P1" draw:layer="layout" svg:x1="66.776cm" svg:y1="41.5cm" svg:x2="66.777cm" svg:y2="43.5cm">
          <text:p/>
        </draw:line>
        <draw:line draw:style-name="gr11" draw:text-style-name="P1" draw:layer="layout" svg:x1="67.276cm" svg:y1="47cm" svg:x2="67.276cm" svg:y2="49cm">
          <text:p/>
        </draw:line>
        <draw:frame draw:style-name="gr6" draw:text-style-name="P4" draw:layer="layout" svg:width="5.713cm" svg:height="0.958cm" svg:x="67.176cm" svg:y="47.3cm">
          <draw:text-box>
            <text:p><text:span text:style-name="T2">Do unicast options</text:span></text:p>
          </draw:text-box>
        </draw:frame>
        <draw:frame draw:style-name="gr12" draw:text-style-name="P4" draw:layer="layout" svg:width="8.143cm" svg:height="0.958cm" svg:x="66.857cm" svg:y="41.842cm">
          <draw:text-box>
            <text:p><text:span text:style-name="T2">Do unicast probeID options</text:span></text:p>
          </draw:text-box>
        </draw:frame>
        <draw:frame draw:style-name="gr13" draw:text-style-name="P4" draw:layer="layout" svg:width="3.288cm" svg:height="1.037cm" svg:x="60.712cm" svg:y="50.5cm">
          <draw:text-box>
            <text:p text:style-name="P4"><text:span text:style-name="T2">Créer test</text:span></text:p>
          </draw:text-box>
        </draw:frame>
        <draw:custom-shape draw:style-name="gr3" draw:text-style-name="P1" draw:layer="layout" svg:width="5cm" svg:height="2.5cm" svg:x="55.5cm" svg:y="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5cm" svg:height="0.963cm" svg:x="49cm" svg:y="39cm">
          <draw:text-box>
            <text:p text:style-name="P2">client</text:p>
          </draw:text-box>
        </draw:frame>
        <draw:custom-shape draw:style-name="gr3" draw:text-style-name="P1" draw:layer="layout" svg:width="5.5cm" svg:height="2.5cm" svg:x="49cm" svg:y="3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5.5cm" svg:height="0.963cm" svg:x="49cm" svg:y="35.537cm">
          <draw:text-box>
            <text:p text:style-name="P2">actionman</text:p>
          </draw:text-box>
        </draw:frame>
        <draw:line draw:style-name="gr7" draw:text-style-name="P1" draw:layer="layout" svg:x1="55.5cm" svg:y1="40cm" svg:x2="60.5cm" svg:y2="40cm">
          <text:p/>
        </draw:line>
        <draw:line draw:style-name="gr7" draw:text-style-name="P1" draw:layer="layout" svg:x1="49cm" svg:y1="36.5cm" svg:x2="54.5cm" svg:y2="36.5cm">
          <text:p/>
        </draw:line>
        <draw:line draw:style-name="gr4" draw:text-style-name="P1" draw:layer="layout" svg:x1="58cm" svg:y1="38cm" svg:x2="58cm" svg:y2="39cm">
          <text:p/>
        </draw:line>
        <draw:custom-shape draw:style-name="gr3" draw:text-style-name="P1" draw:layer="layout" svg:width="5cm" svg:height="2.5cm" svg:x="49cm" svg:y="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5cm" svg:height="0.963cm" svg:x="49cm" svg:y="39.037cm">
          <draw:text-box>
            <text:p text:style-name="P2">server</text:p>
          </draw:text-box>
        </draw:frame>
        <draw:line draw:style-name="gr7" draw:text-style-name="P1" draw:layer="layout" svg:x1="49cm" svg:y1="40cm" svg:x2="54cm" svg:y2="40cm">
          <text:p/>
        </draw:line>
        <draw:line draw:style-name="gr4" draw:text-style-name="P1" draw:layer="layout" svg:x1="51.5cm" svg:y1="39cm" svg:x2="51.5cm" svg:y2="38cm">
          <text:p/>
        </draw:line>
        <draw:frame draw:style-name="gr6" draw:layer="layout" svg:width="7.546cm" svg:height="0.963cm" svg:x="53.954cm" svg:y="34.037cm">
          <draw:text-box>
            <text:p>Autres sondes du réseau</text:p>
          </draw:text-box>
        </draw:frame>
        <draw:frame draw:style-name="gr6" draw:layer="layout" svg:width="5.324cm" svg:height="0.963cm" svg:x="49cm" svg:y="56.5cm">
          <draw:text-box>
            <text:p>Sonde du réseau</text:p>
          </draw:text-box>
        </draw:frame>
        <draw:frame draw:style-name="gr5" draw:text-style-name="P2" draw:layer="layout" svg:width="5cm" svg:height="0.963cm" svg:x="55.5cm" svg:y="39cm">
          <draw:text-box>
            <text:p text:style-name="P2">client</text:p>
          </draw:text-box>
        </draw:frame>
        <draw:custom-shape draw:style-name="gr14" draw:text-style-name="P1" draw:layer="layout" svg:width="3cm" svg:height="3.876cm" svg:x="56.5cm" svg:y="51.124cm">
          <text:p/>
          <draw:enhanced-geometry svg:viewBox="0 0 21600 21600" draw:type="rectangle" draw:enhanced-path="M 0 0 L 21600 0 21600 21600 0 21600 0 0 Z N"/>
        </draw:custom-shape>
        <draw:frame draw:style-name="gr15" draw:text-style-name="P1" draw:layer="layout" svg:width="3.072cm" svg:height="1.675cm" svg:x="56.5cm" svg:y="51cm">
          <draw:text-box>
            <text:p text:style-name="P1">Action</text:p>
            <text:p text:style-name="P1">queue</text:p>
          </draw:text-box>
        </draw:frame>
        <draw:line draw:style-name="gr7" draw:text-style-name="P1" draw:layer="layout" svg:x1="56.5cm" svg:y1="52.575cm" svg:x2="59.5cm" svg:y2="52.575cm">
          <text:p/>
        </draw:line>
        <draw:custom-shape draw:style-name="gr3" draw:text-style-name="P1" draw:layer="layout" svg:width="5cm" svg:height="6.5cm" svg:x="41.5cm" svg:y="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5cm" svg:height="0.963cm" svg:x="41.5cm" svg:y="49.037cm">
          <draw:text-box>
            <text:p text:style-name="P2">testmanager</text:p>
          </draw:text-box>
        </draw:frame>
        <draw:line draw:style-name="gr7" draw:text-style-name="P1" draw:layer="layout" svg:x1="41.5cm" svg:y1="50cm" svg:x2="46.5cm" svg:y2="50cm">
          <text:p/>
        </draw:line>
        <draw:custom-shape draw:style-name="gr16" draw:text-style-name="P1" draw:layer="layout" svg:width="2.133cm" svg:height="2cm" svg:x="43cm" svg:y="52.5cm">
          <text:p/>
          <draw:enhanced-geometry svg:viewBox="0 0 21600 21600" draw:mirror-horizontal="false" draw:mirror-vertical="false" draw:type="rectangle" draw:enhanced-path="M 0 0 L 21600 0 21600 21600 0 21600 0 0 Z N"/>
        </draw:custom-shape>
        <draw:frame draw:style-name="gr17" draw:layer="layout" svg:width="2.133cm" svg:height="0.963cm" svg:x="43cm" svg:y="52.537cm">
          <draw:text-box>
            <text:p>test</text:p>
          </draw:text-box>
        </draw:frame>
        <draw:custom-shape draw:style-name="gr3" draw:text-style-name="P1" draw:layer="layout" svg:width="4.5cm" svg:height="2.5cm" svg:x="49.5cm" svg:y="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4.5cm" svg:height="0.963cm" svg:x="49.5cm" svg:y="53.037cm">
          <draw:text-box>
            <text:p text:style-name="P2">actionman</text:p>
          </draw:text-box>
        </draw:frame>
        <draw:line draw:style-name="gr7" draw:text-style-name="P1" draw:layer="layout" svg:x1="49.5cm" svg:y1="54cm" svg:x2="54cm" svg:y2="54cm">
          <text:p/>
        </draw:line>
        <draw:line draw:style-name="gr4" draw:text-style-name="P1" draw:layer="layout" svg:x1="49.5cm" svg:y1="54.5cm" svg:x2="46.5cm" svg:y2="54.5cm">
          <text:p/>
        </draw:line>
        <draw:line draw:style-name="gr4" draw:text-style-name="P1" draw:layer="layout" svg:x1="46.5cm" svg:y1="51cm" svg:x2="49.5cm" svg:y2="51cm">
          <text:p/>
        </draw:line>
        <draw:frame draw:style-name="gr6" draw:text-style-name="P5" draw:layer="layout" svg:width="3.038cm" svg:height="2.018cm" svg:x="46.5cm" svg:y="53.525cm">
          <draw:text-box>
            <text:p text:style-name="P5"><text:span text:style-name="T2">Instancie</text:span></text:p>
            <text:p text:style-name="P5"><text:span text:style-name="T2">(ID)</text:span></text:p>
          </draw:text-box>
        </draw:frame>
        <draw:line draw:style-name="gr11" draw:text-style-name="P1" draw:layer="layout" svg:x1="51.5cm" svg:y1="49cm" svg:x2="51.5cm" svg:y2="41.5cm">
          <text:p/>
        </draw:line>
        <draw:frame draw:style-name="gr6" draw:layer="layout" svg:width="1.56cm" svg:height="0.963cm" svg:x="51.5cm" svg:y="47.5cm">
          <draw:text-box>
            <text:p>http</text:p>
          </draw:text-box>
        </draw:frame>
        <draw:frame draw:style-name="gr6" draw:text-style-name="P4" draw:layer="layout" svg:width="4.591cm" svg:height="0.958cm" svg:x="46.909cm" svg:y="44cm">
          <draw:text-box>
            <text:p text:style-name="P4"><text:span text:style-name="T2">Prepare testID</text:span></text:p>
          </draw:text-box>
        </draw:frame>
        <draw:custom-shape draw:style-name="gr3" draw:text-style-name="P1" draw:layer="layout" svg:width="5.5cm" svg:height="2.5cm" svg:x="55.5cm" svg:y="3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5.5cm" svg:height="0.963cm" svg:x="55.5cm" svg:y="35.537cm">
          <draw:text-box>
            <text:p text:style-name="P2">testresponder</text:p>
          </draw:text-box>
        </draw:frame>
        <draw:line draw:style-name="gr7" draw:text-style-name="P1" draw:layer="layout" svg:x1="55.5cm" svg:y1="36.5cm" svg:x2="61cm" svg:y2="36.5cm">
          <text:p/>
        </draw:line>
        <draw:line draw:style-name="gr4" draw:text-style-name="P1" draw:layer="layout" svg:x1="54.5cm" svg:y1="37cm" svg:x2="55.5cm" svg:y2="37cm">
          <text:p/>
        </draw:line>
        <draw:frame draw:style-name="gr6" draw:text-style-name="P6" draw:layer="layout" svg:width="5.654cm" svg:height="0.958cm" svg:x="55.5cm" svg:y="36.7cm">
          <draw:text-box>
            <text:p text:style-name="P6"><text:span text:style-name="T3">Get Ready for test</text:span></text:p>
          </draw:text-box>
        </draw:frame>
        <draw:line draw:style-name="gr11" draw:text-style-name="P1" draw:layer="layout" svg:x1="58cm" svg:y1="41.5cm" svg:x2="58cm" svg:y2="49cm">
          <text:p/>
        </draw:line>
        <draw:frame draw:style-name="gr6" draw:layer="layout" svg:width="1.56cm" svg:height="0.963cm" svg:x="56.44cm" svg:y="41.537cm">
          <draw:text-box>
            <text:p>http</text:p>
          </draw:text-box>
        </draw:frame>
        <draw:frame draw:style-name="gr6" draw:text-style-name="P4" draw:layer="layout" svg:width="2.331cm" svg:height="0.958cm" svg:x="55.678cm" svg:y="44.537cm">
          <draw:text-box>
            <text:p text:style-name="P4"><text:span text:style-name="T2">Ready</text:span></text:p>
          </draw:text-box>
        </draw:frame>
        <draw:frame draw:style-name="gr13" draw:text-style-name="P4" draw:layer="layout" svg:width="2.686cm" svg:height="1.037cm" svg:x="46.6cm" svg:y="50.063cm">
          <draw:text-box>
            <text:p text:style-name="P4"><text:span text:style-name="T2">Diffus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979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4-16T11:32:18.87</meta:creation-date>
    <meta:editing-duration>PT4H38M24S</meta:editing-duration>
    <meta:editing-cycles>9</meta:editing-cycles>
    <meta:generator>OpenOffice.org/3.3$Win32 OpenOffice.org_project/330m20$Build-9567</meta:generator>
    <dc:date>2013-06-24T22:54:57.90</dc:date>
    <dc:creator>Gaspard Ferey</dc:creator>
    <meta:document-statistic meta:object-count="64"/>
  </office:meta>
</office:document-meta>
</file>